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18639f"/>
    </style:style>
    <style:style style:name="P6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officeooo:paragraph-rsid="0018639f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shful adapted code for running experiments with UPIs </text:p>
      <text:p text:style-name="P3">This is an adapted version of the UPIs https://github.com/wishful-project <text:s/></text:p>
      <text:p text:style-name="P3">WiSHFUL project information: http://www.wishful-project.eu/ <text:s/></text:p>
      <text:p text:style-name="P3"/>
      <text:p text:style-name="P3">![alt text](screenshots/arch.png "Basic Description of UPI usage") </text:p>
      <text:p text:style-name="P3"/>
      <text:p text:style-name="P3"/>
      <text:p text:style-name="P3">![alt text](screenshots/demo.png "Node Red front End") </text:p>
      <text:p text:style-name="P3"/>
      <text:p text:style-name="P3"/>
      <text:p text:style-name="P3">If you found the code useful, please cite the paper(s) produced. </text:p>
      <text:p text:style-name="P3">Find publications from this project, here: </text:p>
      <text:p text:style-name="P3">http://uomcoral.wikispaces.com/Publications </text:p>
      <text:p text:style-name="P3"/>
      <text:p text:style-name="P3">Read more about it here: <text:s/></text:p>
      <text:p text:style-name="P3">http://www.wishful-project.eu/software </text:p>
      <text:p text:style-name="P3">https://wishful-project.github.io/wishful_upis/ </text:p>
      <text:p text:style-name="P3"/>
      <text:p text:style-name="P4">Various hacks and files to automate the running of experiments </text:p>
      <text:p text:style-name="P4"/>
      <text:p text:style-name="P3">install_wishful_environment : automates all the basic setup needed files and libraries </text:p>
      <text:p text:style-name="P3">cooja.config : add the lines inside the cooja config file </text:p>
      <text:p text:style-name="P1"><text:span text:style-name="T1">cooja_run: just a script to run cooja from home (no need for cdant run bigmemant run big_mem) </text:span></text:p>
      <text:p text:style-name="P3">Essentials: </text:p>
      <text:p text:style-name="P3">Ubuntu Linux (ver 16, 64 bit worked fine) </text:p>
      <text:p text:style-name="P3">Wishful UPI libraries (the version included in this github) </text:p>
      <text:p text:style-name="P3">Coral essential code (included in this github) </text:p>
      <text:p text:style-name="P3">Coral Thread Socks Server (Included) </text:p>
      <text:p text:style-name="P3">Node-red code (included) </text:p>
      <text:p text:style-name="P3">Cooja emulator (part of the contiki 3.0 operating system) </text:p>
      <text:p text:style-name="P3">Some cooja configurations are included as reference in the relative folder) </text:p>
      <text:p text:style-name="P3"/>
      <text:p text:style-name="P3"/>
      <text:p text:style-name="P3">How to start an experiment: </text:p>
      <text:p text:style-name="P3">All following need SEPARATE terminal windows. ( it means you will open some 10-15 different term windows) </text:p>
      <text:p text:style-name="P1"><text:span text:style-name="T1">Start node-red (terminal jar coralThreadsSockServer.jar (find the right path) </text:span></text:p>
      <text:p text:style-name="P3">Run cooja. Create (or open) an emulation, AND START IT! You can run it at 10% if you want to catch the beginning. </text:p>
      <text:p text:style-name="P3"><text:soft-page-break/>Run sudo ./createSerialPortSoftLinks to create the correct port links between wishful and cooja </text:p>
      <text:p text:style-name="P3">You need one terminal for EVERY cooja emulated node. In every terminal, run ./prepareWishFulTerminal. It will take you to the 3-entitiles directory of coral. Then run the link for the wishful node (e.g. ./a1, or ./gcstart) </text:p>
      <text:p text:style-name="P3"/>
      <text:p text:style-name="P3">The first you need to run is the global controller. Run ./gcstart. It needs the following: </text:p>
      <text:p text:style-name="P3"><text:tab/>Connection with node-red </text:p>
      <text:p text:style-name="P3"><text:tab/>It will wait for ever for ALL the above. Be careful, you need to run the number of nodes described in nodes.yaml </text:p>
      <text:p text:style-name="P5"><text:span text:style-name="T1">If the global controller hangs, the most common reasons are; </text:span></text:p>
      <text:list xml:id="list994941024473218256" text:style-name="L3">
        <text:list-item>
          <text:p text:style-name="P6"><text:span text:style-name="T1">No connection with Java server </text:span></text:p>
        </text:list-item>
        <text:list-item>
          <text:p text:style-name="P6"><text:span text:style-name="T1">execute correctly the connection of the cooja ports </text:span></text:p>
        </text:list-item>
        <text:list-item>
          <text:p text:style-name="P6"><text:span text:style-name="T1">start cooja (you have it on pause) </text:span></text:p>
        </text:list-item>
      </text:list>
      <text:p text:style-name="P3">After the global controller starts, it will keep on printing messages on the terminal. It also creates several detailed log files in the folder ../logs. Check them carefuly. </text:p>
      <text:p text:style-name="P3"/>
      <text:p text:style-name="P3">Send questions to georgevio@gmail.com </text:p>
      <text:p text:style-name="P3">Good luck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6T08:51:07.719357590</dc:date>
    <meta:editing-duration>PT2M23S</meta:editing-duration>
    <meta:editing-cycles>2</meta:editing-cycles>
    <meta:document-statistic meta:table-count="0" meta:image-count="0" meta:object-count="0" meta:page-count="2" meta:paragraph-count="39" meta:word-count="371" meta:character-count="2517" meta:non-whitespace-character-count="2144"/>
  </office:meta>
</office:document-meta>
</file>